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0" calcext:value-type="date">
            <text:p>20.09.202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 [.D50] + [.C51]" office:value-type="float" office:value="82414" calcext:value-type="float">
            <text:p>82 414</text:p>
          </table:table-cell>
          <table:table-cell table:style-name="ce7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79.5454545454546" calcext:value-type="float">
            <text:p>79,55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table:style-name="ce5"/>
          <table:table-cell table:style-name="ce5" table:formula="of:= [.D51] + [.C52]" office:value-type="float" office:value="82414" calcext:value-type="float">
            <text:p>82 414</text:p>
          </table:table-cell>
          <table:table-cell table:style-name="ce5"/>
          <table:table-cell table:formula="of:= [.F51] + [.E52]" office:value-type="float" office:value="422903" calcext:value-type="float">
            <text:p>422 903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float" office:value="43.2" calcext:value-type="float">
            <text:p>43,20</text:p>
          </table:table-cell>
          <table:table-cell table:number-columns-repeated="2"/>
          <table:table-cell table:formula="of:= [.J52] - [.J51] - [.I52]" office:value-type="float" office:value="-1700394" calcext:value-type="float">
            <text:p>-1 700 394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table:style-name="ce5"/>
          <table:table-cell table:style-name="ce5" table:formula="of:= [.D52] + [.C53]" office:value-type="float" office:value="82414" calcext:value-type="float">
            <text:p>82 414</text:p>
          </table:table-cell>
          <table:table-cell table:style-name="ce5"/>
          <table:table-cell table:formula="of:= [.F52] + [.E53]" office:value-type="float" office:value="422903" calcext:value-type="float">
            <text:p>422 903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table:style-name="ce5"/>
          <table:table-cell table:style-name="ce5" table:formula="of:= [.D53] + [.C54]" office:value-type="float" office:value="82414" calcext:value-type="float">
            <text:p>82 414</text:p>
          </table:table-cell>
          <table:table-cell table:style-name="ce5"/>
          <table:table-cell table:formula="of:= [.F53] + [.E54]" office:value-type="float" office:value="422903" calcext:value-type="float">
            <text:p>422 903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 table:style-name="ce5"/>
          <table:table-cell table:style-name="ce5" table:formula="of:= [.D54] + [.C55]" office:value-type="float" office:value="82414" calcext:value-type="float">
            <text:p>82 414</text:p>
          </table:table-cell>
          <table:table-cell table:style-name="ce5"/>
          <table:table-cell table:formula="of:= [.F54] + [.E55]" office:value-type="float" office:value="422903" calcext:value-type="float">
            <text:p>422 903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style-name="ce5" table:formula="of:= [.D55] + [.C56]" office:value-type="float" office:value="82414" calcext:value-type="float">
            <text:p>82 414</text:p>
          </table:table-cell>
          <table:table-cell table:style-name="ce5"/>
          <table:table-cell table:formula="of:= [.F55] + [.E56]" office:value-type="float" office:value="422903" calcext:value-type="float">
            <text:p>422 903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14" calcext:value-type="float">
            <text:p>82 414</text:p>
          </table:table-cell>
          <table:table-cell table:style-name="ce5"/>
          <table:table-cell table:formula="of:= [.F56] + [.E57]" office:value-type="float" office:value="422903" calcext:value-type="float">
            <text:p>422 903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14" calcext:value-type="float">
            <text:p>82 414</text:p>
          </table:table-cell>
          <table:table-cell table:style-name="ce5"/>
          <table:table-cell table:formula="of:= [.F57] + [.E58]" office:value-type="float" office:value="422903" calcext:value-type="float">
            <text:p>422 903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14" calcext:value-type="float">
            <text:p>82 414</text:p>
          </table:table-cell>
          <table:table-cell table:style-name="ce5"/>
          <table:table-cell table:formula="of:= [.F58] + [.E59]" office:value-type="float" office:value="422903" calcext:value-type="float">
            <text:p>422 903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14" calcext:value-type="float">
            <text:p>82 414</text:p>
          </table:table-cell>
          <table:table-cell table:style-name="ce5"/>
          <table:table-cell table:formula="of:= [.F59] + [.E60]" office:value-type="float" office:value="422903" calcext:value-type="float">
            <text:p>422 903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14" calcext:value-type="float">
            <text:p>82 414</text:p>
          </table:table-cell>
          <table:table-cell table:style-name="ce5"/>
          <table:table-cell table:formula="of:= [.F60] + [.E61]" office:value-type="float" office:value="422903" calcext:value-type="float">
            <text:p>422 903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1T08:27:51.264063832</dc:date>
    <dc:creator>Tomáš Metelka</dc:creator>
    <meta:editing-duration>P28DT22H21M1S</meta:editing-duration>
    <meta:editing-cycles>40</meta:editing-cycles>
    <meta:generator>LibreOffice/6.0.7.3$Linux_X86_64 LibreOffice_project/00m0$Build-3</meta:generator>
    <meta:document-statistic meta:table-count="1" meta:cell-count="408" meta:object-count="0"/>
  </office:meta>
</office:document-meta>
</file>